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start" style:justify-single-word="false"/>
    </style:style>
    <style:style style:name="P3" style:family="paragraph" style:parent-style-name="Standard">
      <style:paragraph-properties fo:margin-top="0in" fo:margin-bottom="0.0598in" loext:contextual-spacing="false" fo:line-height="100%"/>
    </style:style>
    <style:style style:name="P4" style:family="paragraph" style:parent-style-name="Standard">
      <style:paragraph-properties fo:margin-top="0in" fo:margin-bottom="0.0598in" loext:contextual-spacing="false" fo:line-height="100%" fo:text-align="center" style:justify-single-word="false">
        <style:tab-stops>
          <style:tab-stop style:position="1.1252in"/>
        </style:tab-stops>
      </style:paragraph-properties>
    </style:style>
    <style:style style:name="P5" style:family="paragraph" style:parent-style-name="Standard" style:list-style-name="WWNum2">
      <style:paragraph-properties fo:margin-top="0in" fo:margin-bottom="0.0598in" loext:contextual-spacing="false" fo:line-height="100%"/>
    </style:style>
    <style:style style:name="P6" style:family="paragraph" style:parent-style-name="Standard" style:list-style-name="WWNum3">
      <style:paragraph-properties fo:margin-top="0in" fo:margin-bottom="0.0598in" loext:contextual-spacing="false" fo:line-height="100%"/>
    </style:style>
    <style:style style:name="P7" style:family="paragraph" style:parent-style-name="Standard">
      <style:paragraph-properties fo:margin-top="0in" fo:margin-bottom="0.0598in" loext:contextual-spacing="false" fo:line-height="100%">
        <style:tab-stops>
          <style:tab-stop style:position="1.1252in"/>
        </style:tab-stops>
      </style:paragraph-properties>
    </style:style>
    <style:style style:name="P8" style:family="paragraph" style:parent-style-name="Standard">
      <style:paragraph-properties fo:margin-top="0in" fo:margin-bottom="0.0598in" loext:contextual-spacing="false" fo:line-height="100%" fo:text-align="center" style:justify-single-word="false">
        <style:tab-stops>
          <style:tab-stop style:position="1.1252in"/>
        </style:tab-stops>
      </style:paragraph-properties>
      <style:text-properties fo:font-size="16pt" style:font-size-asian="16pt" style:font-size-complex="16pt"/>
    </style:style>
    <style:style style:name="P9" style:family="paragraph" style:parent-style-name="Standard">
      <style:paragraph-properties fo:margin-top="0in" fo:margin-bottom="0.0598in" loext:contextual-spacing="false" fo:line-height="100%" fo:text-align="start" style:justify-single-word="false">
        <style:tab-stops>
          <style:tab-stop style:position="1.1252in"/>
        </style:tab-stops>
      </style:paragraph-properties>
      <style:text-properties fo:font-size="12pt" fo:font-weight="normal" officeooo:rsid="000af460" officeooo:paragraph-rsid="000af460" style:font-size-asian="10.5pt" style:font-weight-asian="normal" style:font-size-complex="12pt" style:font-weight-complex="normal"/>
    </style:style>
    <style:style style:name="P10" style:family="paragraph" style:parent-style-name="Standard" style:master-page-name="Standard">
      <style:paragraph-properties fo:margin-top="0in" fo:margin-bottom="0.0598in" loext:contextual-spacing="false" fo:line-height="100%" fo:text-align="center" style:justify-single-word="false" style:page-number="auto">
        <style:tab-stops>
          <style:tab-stop style:position="1.1252in"/>
        </style:tab-stops>
      </style:paragraph-properties>
    </style:style>
    <style:style style:name="P11" style:family="paragraph" style:parent-style-name="Standard" style:list-style-name="">
      <style:paragraph-properties fo:margin-left="0.5in" fo:margin-right="0in" fo:margin-top="0in" fo:margin-bottom="0.0598in" loext:contextual-spacing="false" fo:line-height="100%" fo:text-indent="0in" style:auto-text-indent="false"/>
      <style:text-properties fo:color="#000000" style:font-name="Liberation Sans" fo:font-size="12pt" fo:font-weight="normal" style:font-name-asian="Calibri" style:font-size-asian="12pt" style:font-weight-asian="normal" style:font-name-complex="Calibri" style:font-size-complex="12pt" style:font-weight-complex="normal"/>
    </style:style>
    <style:style style:name="T1" style:family="text">
      <style:text-properties fo:color="#000000" style:font-name="Liberation Sans" fo:font-size="16pt" fo:font-weight="bold" style:font-name-asian="Calibri" style:font-size-asian="16pt" style:font-weight-asian="bold" style:font-name-complex="Calibri" style:font-size-complex="16pt" style:font-weight-complex="bold"/>
    </style:style>
    <style:style style:name="T2" style:family="text">
      <style:text-properties fo:color="#000000" style:font-name="Liberation Sans" fo:font-size="12pt" fo:font-weight="normal" style:font-name-asian="Calibri" style:font-size-asian="12pt" style:font-weight-asian="normal" style:font-name-complex="Calibri" style:font-size-complex="12pt" style:font-weight-complex="normal"/>
    </style:style>
    <style:style style:name="T3" style:family="text">
      <style:text-properties fo:color="#000000" style:font-name="Liberation Sans" fo:font-size="12pt" fo:font-weight="normal" officeooo:rsid="0008b3a0" style:font-name-asian="Calibri" style:font-size-asian="12pt" style:font-weight-asian="normal" style:font-name-complex="Calibri" style:font-size-complex="12pt" style:font-weight-complex="normal"/>
    </style:style>
    <style:style style:name="T4" style:family="text">
      <style:text-properties fo:color="#000000" style:font-name="Liberation Sans" fo:font-size="12pt" fo:font-weight="bold" style:font-name-asian="Calibri" style:font-size-asian="12pt" style:font-weight-asian="bold" style:font-name-complex="Calibri" style:font-size-complex="12pt" style:font-weight-complex="bold"/>
    </style:style>
    <style:style style:name="T5" style:family="text">
      <style:text-properties fo:color="#000000" style:font-name="Liberation Sans" fo:font-size="12pt" style:text-underline-style="none" fo:font-weight="bold" style:font-name-asian="Calibri" style:font-size-asian="12pt" style:font-weight-asian="bold" style:font-name-complex="Calibri" style:font-size-complex="12pt" style:font-weight-complex="bold"/>
    </style:style>
    <style:style style:name="T6" style:family="text">
      <style:text-properties fo:color="#000000" style:font-name="Liberation Sans" fo:font-weight="normal" style:font-name-asian="Calibri" style:font-weight-asian="normal" style:font-name-complex="Calibri" style:font-weight-complex="normal"/>
    </style:style>
    <style:style style:name="T7" style:family="text">
      <style:text-properties fo:color="#000000" style:font-name="Liberation Sans" fo:font-size="14pt" fo:font-weight="bold" style:font-name-asian="Calibri" style:font-size-asian="14pt" style:font-weight-asian="bold" style:font-name-complex="Calibri" style:font-size-complex="14pt" style:font-weight-complex="bold"/>
    </style:style>
    <style:style style:name="T8" style:family="text">
      <style:text-properties fo:color="#000000" style:font-name="Liberation Sans" style:font-name-asian="Calibri" style:font-name-complex="Calibri"/>
    </style:style>
    <style:style style:name="T9" style:family="text">
      <style:text-properties fo:color="#000000" style:font-name="Liberation Sans" officeooo:rsid="000b6cb1" style:font-name-asian="Calibri" style:font-name-complex="Calibri"/>
    </style:style>
    <style:style style:name="T10" style:family="text">
      <style:text-properties style:font-name="Liberation Sans" fo:font-size="12pt" fo:font-weight="bold" style:font-size-asian="12pt" style:font-weight-asian="bold" style:font-size-complex="12pt" style:font-weight-complex="bold"/>
    </style:style>
    <style:style style:name="T11" style:family="text">
      <style:text-properties style:font-name="Liberation Sans" fo:font-size="12pt" style:font-size-asian="12pt" style:font-size-complex="12pt"/>
    </style:style>
    <style:style style:name="T12" style:family="text">
      <style:text-properties style:font-name="Liberation Sans" fo:font-size="12pt" fo:font-weight="normal" style:font-size-asian="12pt" style:font-weight-asian="normal" style:font-size-complex="12pt" style:font-weight-complex="normal"/>
    </style:style>
    <style:style style:name="T13" style:family="text">
      <style:text-properties fo:color="#222222" fo:font-size="12pt" fo:font-weight="bold" style:font-name-asian="Times New Roman" style:font-size-asian="12pt" style:font-weight-asian="bold" style:font-name-complex="Arial1" style:font-size-complex="12pt" style:font-weight-complex="bold"/>
    </style:style>
    <style:style style:name="T14" style:family="text">
      <style:text-properties fo:color="#222222" fo:font-size="12pt" fo:font-weight="normal" style:font-name-asian="Times New Roman" style:font-size-asian="12pt" style:font-weight-asian="normal" style:font-name-complex="Arial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Jason Savery</text:span></text:p>
      <text:p text:style-name="P4"><text:span text:style-name="T2">email: contact@jsave.me – cell: (209) 565 2882 – portfolio: jsave.me</text:span></text:p>
      <text:p text:style-name="P8"><text:span text:style-name="T6"><text:s/></text:span><text:span text:style-name="T7">Mechanical Design Engineer</text:span></text:p>
      <text:p text:style-name="P9"><text:span text:style-name="T8">Mechanical Design engineer experienced in component and system design including concept, prototyping, fabrication, production and support. Experience working with multidisciplinary teams to deliver complete </text:span><text:span text:style-name="T9">hardware </text:span><text:span text:style-name="T8">solutions. </text:span><text:span text:style-name="T9">Uses critical thinking and analytical skills to fully understand problems to solve them. Hands on maker comfortable in prototyping and fabrication using machine and hand tools to fabricate parts. Strong communication skills used to work with other engineers, fabricators, and vendors to deliver product on time and made to specifications. </text:span></text:p>
      <text:p text:style-name="P3"><text:span text:style-name="T5">SKILLS</text:span></text:p>
      <text:p text:style-name="P3"><text:span text:style-name="T10">Software:</text:span><text:span text:style-name="T11"> 2D/3D Modeling CAD, Solidworks, Creo Elements/Pro (Pro/ENGINEER), XFOIL, Python, MATLAB, MATHCAD, LabVIEW, Excel, Linux, Github</text:span></text:p>
      <text:p text:style-name="P3"><text:span text:style-name="T10">Equipment: </text:span><text:span text:style-name="T12">Multimeters, Oscilloscopes, Soldering, 3D printers, Hand and Power tools, Mill, Lathe, Band saw, MIG Welders</text:span></text:p>
      <text:p text:style-name="P3"><text:span text:style-name="T10">Design Experience:</text:span><text:span text:style-name="T12"> Prototyping, Sheet metal fabrication, Welding, CNC machining, Wiring harness, Interconnect, 3d printed plastics, Mechanical and Electromechanical assemblies, Aerospace vehicle system design GD&amp;T, Bill of Materials, DFM, DFA, PDM, FEA</text:span></text:p>
      <text:p text:style-name="P3"><text:span text:style-name="T5">EXPERIENCE</text:span></text:p>
      <text:p text:style-name="P2"><text:span text:style-name="T2">Essess Inc. <text:s/><text:tab/><text:tab/><text:tab/><text:tab/> <text:s text:c="16"/>Boston MA<text:tab/> <text:tab/> <text:s text:c="18"/>Nov. 2014 – Jul. 2016</text:span></text:p>
      <text:p text:style-name="P3"><text:span text:style-name="T4">Electromechanical Design Engineer </text:span></text:p>
      <text:list xml:id="list5559128225276552261" text:style-name="WWNum2">
        <text:list-item>
          <text:p text:style-name="P5"><text:span text:style-name="T2">Designed, prototyped and implemented mechanical parts to mount sensors and other electrical components to vehicle roof for drive by thermal data acquisition</text:span></text:p>
        </text:list-item>
        <text:list-item>
          <text:p text:style-name="P5"><text:span text:style-name="T2">Built and maintained complete library of parts using Solidworks. </text:span></text:p>
        </text:list-item>
        <text:list-item>
          <text:p text:style-name="P5"><text:span text:style-name="T2">Parts created using a combination of sheet metal, welding, 3d printed parts, and sourced parts </text:span></text:p>
        </text:list-item>
        <text:list-item>
          <text:p text:style-name="P5"><text:span text:style-name="T2">Created documentation including bill of materials, machine drawings, assembly instructions, </text:span><text:span text:style-name="T3">schematics, and wiring diagrams</text:span></text:p>
        </text:list-item>
        <text:list-item>
          <text:p text:style-name="P5"><text:span text:style-name="T2">Interfaced directly with vendors to fabricate parts to specifications and ensure the system was delivered on time</text:span></text:p>
        </text:list-item>
        <text:list-item>
          <text:p text:style-name="P5"><text:span text:style-name="T2">Hands on assembly and manufacturing of different parts of the system including roof, sensor box, and trunk assemblies. </text:span></text:p>
        </text:list-item>
        <text:list-item>
          <text:p text:style-name="P5"><text:span text:style-name="T2">Worked with multidisciplinary engineering team including electrical and computer engineers to integrate different parts of the system together </text:span></text:p>
        </text:list-item>
      </text:list>
      <text:p text:style-name="P11"/>
      <text:p text:style-name="P1"><text:span text:style-name="T2">UML AIAA Design Build Fly<text:tab/> <text:s text:c="16"/>Lowell MA <text:tab/> <text:s text:c="26"/>Sept. 2013 – May 2014</text:span></text:p>
      <text:p text:style-name="P3"><text:span text:style-name="T4">Propulsion Lead</text:span></text:p>
      <text:list xml:id="list7156404295969542540" text:style-name="WWNum3">
        <text:list-item>
          <text:p text:style-name="P6"><text:span text:style-name="T2">Led the propulsion and controls team to design and optimize the power plant for a radio controlled fixed-wing airplane</text:span></text:p>
        </text:list-item>
        <text:list-item>
          <text:p text:style-name="P6"><text:span text:style-name="T2">Designed and performed tests using the university wind tunnel to size and characterize the propulsion system for maximum performance</text:span></text:p>
        </text:list-item>
        <text:list-item>
          <text:p text:style-name="P6"><text:span text:style-name="T2">Resulted in fast, lightweight, and competitive plane flown in Wichita KS for the AIAA Design Build Fly competition against other teams from across the world</text:span></text:p>
          <text:p text:style-name="P6"><text:span text:style-name="T2"/></text:p>
        </text:list-item>
      </text:list>
      <text:p text:style-name="P11"/>
      <text:p text:style-name="P7"><text:soft-page-break/><text:span text:style-name="T5">EDUCATION</text:span></text:p>
      <text:p text:style-name="P7"><text:span text:style-name="T13">University of Massachusetts Lowell <text:s text:c="9"/></text:span><text:span text:style-name="T14">Lowell MA<text:tab/> <text:s text:c="46"/>Graduated Bachelor of Science in Mechanical Engineering BSME <text:s text:c="58"/>May 2014</text:span></text:p>
      <text:p text:style-name="P7"><text:span text:style-name="T14"><text:line-break/></text:span><text:span text:style-name="T13">Relevant Coursework:</text:span><text:span text:style-name="T14"> Design of Composite Materials, Aero/Wind Design, Fluid Mechanics, Ocean Engineering, Dynamics Systems, Heat Transfer, Linkage Design, Design of Machine Element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punctuation-wrap="hanging" style:writing-mode="lr-tb"/>
      <style:text-properties fo:color="#000000" style:text-line-through-style="none" style:text-line-through-type="none"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font-style-complex="normal" style:font-weight-complex="norma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line-height="100%" fo:text-align="start" style:justify-single-word="false"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line-height="100%"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line-height="100%" fo:text-align="start" style:justify-single-word="false"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line-height="100%"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line-height="100%" fo:text-align="start" style:justify-single-word="false"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line-height="100%"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 fo:font-family="'Liberation Sans'"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05:19:12</meta:creation-date>
    <dc:language>en-US</dc:language>
    <dc:date>2016-08-24T17:24:22.272806699</dc:date>
    <meta:editing-cycles>11</meta:editing-cycles>
    <dc:title>john smith</dc:title>
    <meta:editing-duration>PT2H50M46S</meta:editing-duration>
    <meta:generator>LibreOffice/5.1.4.2$Linux_X86_64 LibreOffice_project/10m0$Build-2</meta:generator>
    <meta:document-statistic meta:table-count="0" meta:image-count="0" meta:object-count="0" meta:page-count="2" meta:paragraph-count="27" meta:word-count="404" meta:character-count="3086" meta:non-whitespace-character-count="2504"/>
    <meta:user-defined meta:name="Info 1"/>
    <meta:user-defined meta:name="Info 2"/>
    <meta:user-defined meta:name="Info 3"/>
    <meta:user-defined meta:name="Info 4"/>
  </office:meta>
</office:document-meta>
</file>